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3" style:family="table">
      <style:table-properties style:width="6.6931in" table:align="margins"/>
    </style:style>
    <style:style style:name="Table3.A" style:family="table-column">
      <style:table-column-properties style:column-width="2.3715in" style:rel-column-width="3415*"/>
    </style:style>
    <style:style style:name="Table3.B" style:family="table-column">
      <style:table-column-properties style:column-width="2.5667in" style:rel-column-width="3696*"/>
    </style:style>
    <style:style style:name="Table3.C" style:family="table-column">
      <style:table-column-properties style:column-width="1.7549in" style:rel-column-width="2527*"/>
    </style:style>
    <style:style style:name="Table3.A1" style:family="table-cell">
      <style:table-cell-properties fo:background-color="#dddddd" fo:padding="0.0382in" fo:border-left="none" fo:border-right="none" fo:border-top="none" fo:border-bottom="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1.3139in" style:rel-column-width="1892*"/>
    </style:style>
    <style:style style:name="Table4.B" style:family="table-column">
      <style:table-column-properties style:column-width="1.5625in" style:rel-column-width="2250*"/>
    </style:style>
    <style:style style:name="Table4.C" style:family="table-column">
      <style:table-column-properties style:column-width="2.1438in" style:rel-column-width="3087*"/>
    </style:style>
    <style:style style:name="Table4.D" style:family="table-column">
      <style:table-column-properties style:column-width="1.6729in" style:rel-column-width="2409*"/>
    </style:style>
    <style:style style:name="Table4.A1" style:family="table-cell">
      <style:table-cell-properties fo:background-color="#dddddd" fo:padding="0.0382in" fo:border-left="none" fo:border-right="none" fo:border-top="none" fo:border-bottom="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none" fo:border-top="none" fo:border-bottom="0.05pt solid #000000"/>
    </style:style>
    <style:style style:name="Table4.B6" style:family="table-cell">
      <style:table-cell-properties fo:padding="0.0382in" fo:border-left="0.05pt solid #000000" fo:border-right="none" fo:border-top="none" fo:border-bottom="0.05pt solid #000000"/>
    </style:style>
    <style:style style:name="Table4.C6" style:family="table-cell">
      <style:table-cell-properties fo:padding="0.0382in" fo:border-left="0.05pt solid #000000" fo:border-right="none" fo:border-top="none" fo:border-bottom="0.05pt solid #000000"/>
    </style:style>
    <style:style style:name="Table4.D6" style:family="table-cell">
      <style:table-cell-properties fo:padding="0.0382in" fo:border-left="0.05pt solid #000000" fo:border-right="0.05pt solid #000000" fo:border-top="none" fo:border-bottom="0.05pt solid #000000"/>
    </style:style>
    <style:style style:name="Table4.A7" style:family="table-cell">
      <style:table-cell-properties fo:padding="0.0382in" fo:border-left="0.05pt solid #000000" fo:border-right="none" fo:border-top="none" fo:border-bottom="0.05pt solid #000000"/>
    </style:style>
    <style:style style:name="Table4.B7" style:family="table-cell">
      <style:table-cell-properties fo:padding="0.0382in" fo:border-left="0.05pt solid #000000" fo:border-right="none" fo:border-top="none" fo:border-bottom="0.05pt solid #000000"/>
    </style:style>
    <style:style style:name="Table4.C7" style:family="table-cell">
      <style:table-cell-properties fo:padding="0.0382in" fo:border-left="0.05pt solid #000000" fo:border-right="none" fo:border-top="none" fo:border-bottom="0.05pt solid #000000"/>
    </style:style>
    <style:style style:name="Table4.D7"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none" fo:border-top="none" fo:border-bottom="0.05pt solid #000000"/>
    </style:style>
    <style:style style:name="Table4.B8" style:family="table-cell">
      <style:table-cell-properties fo:padding="0.0382in" fo:border-left="0.05pt solid #000000" fo:border-right="none" fo:border-top="none" fo:border-bottom="0.05pt solid #000000"/>
    </style:style>
    <style:style style:name="Table4.C8" style:family="table-cell">
      <style:table-cell-properties fo:padding="0.0382in" fo:border-left="0.05pt solid #000000" fo:border-right="none" fo:border-top="none" fo:border-bottom="0.05pt solid #000000"/>
    </style:style>
    <style:style style:name="Table4.D8" style:family="table-cell">
      <style:table-cell-properties fo:padding="0.0382in" fo:border-left="0.05pt solid #000000" fo:border-right="0.05pt solid #000000" fo:border-top="none" fo:border-bottom="0.05pt solid #000000"/>
    </style:style>
    <style:style style:name="Table4.A9" style:family="table-cell">
      <style:table-cell-properties fo:padding="0.0382in" fo:border-left="0.05pt solid #000000" fo:border-right="none" fo:border-top="none" fo:border-bottom="0.05pt solid #000000"/>
    </style:style>
    <style:style style:name="Table4.B9" style:family="table-cell">
      <style:table-cell-properties fo:padding="0.0382in" fo:border-left="0.05pt solid #000000" fo:border-right="none" fo:border-top="none" fo:border-bottom="0.05pt solid #000000"/>
    </style:style>
    <style:style style:name="Table4.C9" style:family="table-cell">
      <style:table-cell-properties fo:padding="0.0382in" fo:border-left="0.05pt solid #000000" fo:border-right="none" fo:border-top="none" fo:border-bottom="0.05pt solid #000000"/>
    </style:style>
    <style:style style:name="Table4.D9"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2.3715in" style:rel-column-width="3415*"/>
    </style:style>
    <style:style style:name="Table1.B" style:family="table-column">
      <style:table-column-properties style:column-width="2.5667in" style:rel-column-width="3696*"/>
    </style:style>
    <style:style style:name="Table1.C" style:family="table-column">
      <style:table-column-properties style:column-width="1.7549in" style:rel-column-width="2527*"/>
    </style:style>
    <style:style style:name="Table1.A1" style:family="table-cell">
      <style:table-cell-properties fo:background-color="#dddddd" fo:padding="0.0382in" fo:border-left="none" fo:border-right="none" fo:border-top="none" fo:border-bottom="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2cc6" officeooo:paragraph-rsid="000d2cc6"/>
    </style:style>
    <style:style style:name="P2" style:family="paragraph" style:parent-style-name="Standard" style:list-style-name="L1">
      <style:text-properties officeooo:rsid="000d2cc6" officeooo:paragraph-rsid="000d2cc6"/>
    </style:style>
    <style:style style:name="P3" style:family="paragraph" style:parent-style-name="Standard">
      <style:text-properties officeooo:rsid="000d2cc6" officeooo:paragraph-rsid="00115996"/>
    </style:style>
    <style:style style:name="P4" style:family="paragraph" style:parent-style-name="Standard">
      <style:text-properties officeooo:rsid="00024706" officeooo:paragraph-rsid="000d2cc6"/>
    </style:style>
    <style:style style:name="P5" style:family="paragraph" style:parent-style-name="Standard">
      <style:text-properties officeooo:rsid="0010ab0a" officeooo:paragraph-rsid="0010ab0a"/>
    </style:style>
    <style:style style:name="P6" style:family="paragraph" style:parent-style-name="Standard" style:list-style-name="L2">
      <style:text-properties officeooo:rsid="0010ab0a" officeooo:paragraph-rsid="0010ab0a"/>
    </style:style>
    <style:style style:name="P7" style:family="paragraph" style:parent-style-name="Standard" style:list-style-name="L3">
      <style:text-properties officeooo:rsid="0010ab0a" officeooo:paragraph-rsid="0010ab0a"/>
    </style:style>
    <style:style style:name="P8" style:family="paragraph" style:parent-style-name="Standard">
      <style:text-properties officeooo:rsid="0010ab0a" officeooo:paragraph-rsid="002c6980"/>
    </style:style>
    <style:style style:name="P9" style:family="paragraph" style:parent-style-name="Standard">
      <style:text-properties officeooo:rsid="00115996" officeooo:paragraph-rsid="00115996"/>
    </style:style>
    <style:style style:name="P10" style:family="paragraph" style:parent-style-name="Standard" style:list-style-name="L4">
      <style:text-properties officeooo:rsid="00115996" officeooo:paragraph-rsid="00115996"/>
    </style:style>
    <style:style style:name="P11" style:family="paragraph" style:parent-style-name="Standard" style:list-style-name="L4">
      <style:text-properties officeooo:rsid="0012db06" officeooo:paragraph-rsid="0012db06"/>
    </style:style>
    <style:style style:name="P12" style:family="paragraph" style:parent-style-name="Standard">
      <style:text-properties officeooo:rsid="0012db06" officeooo:paragraph-rsid="0012db06"/>
    </style:style>
    <style:style style:name="P13" style:family="paragraph" style:parent-style-name="Standard">
      <style:text-properties officeooo:rsid="00133055" officeooo:paragraph-rsid="00133055"/>
    </style:style>
    <style:style style:name="P14" style:family="paragraph" style:parent-style-name="Standard">
      <style:text-properties officeooo:paragraph-rsid="00133055"/>
    </style:style>
    <style:style style:name="P15" style:family="paragraph" style:parent-style-name="Standard">
      <style:text-properties officeooo:rsid="0015ac74" officeooo:paragraph-rsid="0015ac74"/>
    </style:style>
    <style:style style:name="P16" style:family="paragraph" style:parent-style-name="Standard" style:list-style-name="L2">
      <style:text-properties officeooo:rsid="0017868e" officeooo:paragraph-rsid="0017868e"/>
    </style:style>
    <style:style style:name="P17" style:family="paragraph" style:parent-style-name="Standard">
      <style:text-properties officeooo:rsid="0017868e" officeooo:paragraph-rsid="0017868e"/>
    </style:style>
    <style:style style:name="P18" style:family="paragraph" style:parent-style-name="Standard">
      <style:text-properties officeooo:rsid="00189335" officeooo:paragraph-rsid="00189335"/>
    </style:style>
    <style:style style:name="P19" style:family="paragraph" style:parent-style-name="Standard">
      <style:text-properties officeooo:rsid="002f6aff" officeooo:paragraph-rsid="002f6aff"/>
    </style:style>
    <style:style style:name="P20" style:family="paragraph" style:parent-style-name="Table_20_Contents">
      <style:text-properties fo:font-weight="bold" officeooo:rsid="0016421d" officeooo:paragraph-rsid="00115996" style:font-weight-asian="bold" style:font-weight-complex="bold"/>
    </style:style>
    <style:style style:name="P21" style:family="paragraph" style:parent-style-name="Table_20_Contents">
      <style:text-properties fo:font-weight="bold" officeooo:rsid="0016421d" officeooo:paragraph-rsid="002f6aff" style:font-weight-asian="bold" style:font-weight-complex="bold"/>
    </style:style>
    <style:style style:name="P22" style:family="paragraph" style:parent-style-name="Table_20_Contents">
      <style:text-properties fo:font-weight="bold" officeooo:rsid="00115996" officeooo:paragraph-rsid="00115996" style:font-weight-asian="bold" style:font-weight-complex="bold"/>
    </style:style>
    <style:style style:name="P23" style:family="paragraph" style:parent-style-name="Table_20_Contents">
      <style:text-properties fo:font-weight="bold" officeooo:rsid="00178ea9" officeooo:paragraph-rsid="00133055" style:font-weight-asian="bold" style:font-weight-complex="bold"/>
    </style:style>
    <style:style style:name="P24" style:family="paragraph" style:parent-style-name="Table_20_Contents">
      <style:text-properties fo:font-weight="bold" officeooo:rsid="00133055" officeooo:paragraph-rsid="00133055" style:font-weight-asian="bold" style:font-weight-complex="bold"/>
    </style:style>
    <style:style style:name="P25" style:family="paragraph" style:parent-style-name="Table_20_Contents">
      <style:text-properties fo:font-weight="bold" officeooo:rsid="002f6aff" officeooo:paragraph-rsid="002f6aff" style:font-weight-asian="bold" style:font-weight-complex="bold"/>
    </style:style>
    <style:style style:name="P26" style:family="paragraph" style:parent-style-name="Table_20_Contents">
      <style:text-properties officeooo:paragraph-rsid="00115996"/>
    </style:style>
    <style:style style:name="P27" style:family="paragraph" style:parent-style-name="Table_20_Contents">
      <style:text-properties officeooo:rsid="00115996" officeooo:paragraph-rsid="00115996"/>
    </style:style>
    <style:style style:name="P28" style:family="paragraph" style:parent-style-name="Table_20_Contents">
      <style:text-properties officeooo:rsid="00115996" officeooo:paragraph-rsid="002f6aff"/>
    </style:style>
    <style:style style:name="P29" style:family="paragraph" style:parent-style-name="Table_20_Contents">
      <style:text-properties officeooo:rsid="0012db06" officeooo:paragraph-rsid="0012db06"/>
    </style:style>
    <style:style style:name="P30" style:family="paragraph" style:parent-style-name="Table_20_Contents">
      <style:text-properties officeooo:rsid="00133055" officeooo:paragraph-rsid="00133055"/>
    </style:style>
    <style:style style:name="P31" style:family="paragraph" style:parent-style-name="Table_20_Contents">
      <style:text-properties officeooo:rsid="00139e76" officeooo:paragraph-rsid="00139e76"/>
    </style:style>
    <style:style style:name="P32" style:family="paragraph" style:parent-style-name="Table_20_Contents">
      <style:text-properties officeooo:rsid="00139e76" officeooo:paragraph-rsid="00228377"/>
    </style:style>
    <style:style style:name="P33" style:family="paragraph" style:parent-style-name="Table_20_Contents">
      <style:text-properties officeooo:rsid="00189335" officeooo:paragraph-rsid="00189335"/>
    </style:style>
    <style:style style:name="P34" style:family="paragraph" style:parent-style-name="Table_20_Contents" style:list-style-name="L5">
      <style:text-properties officeooo:rsid="00189335" officeooo:paragraph-rsid="00189335"/>
    </style:style>
    <style:style style:name="P35" style:family="paragraph" style:parent-style-name="Table_20_Contents" style:list-style-name="L5">
      <style:text-properties officeooo:rsid="00195ed3" officeooo:paragraph-rsid="00195ed3"/>
    </style:style>
    <style:style style:name="P36" style:family="paragraph" style:parent-style-name="Table_20_Contents">
      <style:text-properties officeooo:rsid="001dc53e" officeooo:paragraph-rsid="001dc53e"/>
    </style:style>
    <style:style style:name="P37" style:family="paragraph" style:parent-style-name="Table_20_Contents" style:list-style-name="L6">
      <style:text-properties officeooo:rsid="001dc53e" officeooo:paragraph-rsid="001dc53e"/>
    </style:style>
    <style:style style:name="P38" style:family="paragraph" style:parent-style-name="Table_20_Contents" style:list-style-name="L6">
      <style:text-properties officeooo:rsid="001dc53e" officeooo:paragraph-rsid="0020b0cc"/>
    </style:style>
    <style:style style:name="P39" style:family="paragraph" style:parent-style-name="Table_20_Contents" style:list-style-name="L6">
      <style:text-properties officeooo:rsid="001dc53e" officeooo:paragraph-rsid="00228377"/>
    </style:style>
    <style:style style:name="P40" style:family="paragraph" style:parent-style-name="Table_20_Contents">
      <style:text-properties officeooo:rsid="001dc53e" officeooo:paragraph-rsid="0020b0cc"/>
    </style:style>
    <style:style style:name="P41" style:family="paragraph" style:parent-style-name="Table_20_Contents">
      <style:text-properties officeooo:rsid="001dc53e" officeooo:paragraph-rsid="00217d7a"/>
    </style:style>
    <style:style style:name="P42" style:family="paragraph" style:parent-style-name="Table_20_Contents">
      <style:text-properties officeooo:rsid="001dc53e" officeooo:paragraph-rsid="00228377"/>
    </style:style>
    <style:style style:name="P43" style:family="paragraph" style:parent-style-name="Table_20_Contents">
      <style:text-properties officeooo:rsid="001e141f" officeooo:paragraph-rsid="001e141f"/>
    </style:style>
    <style:style style:name="P44" style:family="paragraph" style:parent-style-name="Table_20_Contents" style:list-style-name="L7">
      <style:text-properties officeooo:rsid="001e141f" officeooo:paragraph-rsid="001e141f"/>
    </style:style>
    <style:style style:name="P45" style:family="paragraph" style:parent-style-name="Table_20_Contents">
      <style:text-properties officeooo:rsid="001e141f" officeooo:paragraph-rsid="0020b0cc"/>
    </style:style>
    <style:style style:name="P46" style:family="paragraph" style:parent-style-name="Table_20_Contents">
      <style:text-properties officeooo:rsid="001e205a" officeooo:paragraph-rsid="002d7ad7"/>
    </style:style>
    <style:style style:name="P47" style:family="paragraph" style:parent-style-name="Table_20_Contents" style:list-style-name="L8">
      <style:text-properties officeooo:rsid="0020b0cc" officeooo:paragraph-rsid="0020b0cc"/>
    </style:style>
    <style:style style:name="P48" style:family="paragraph" style:parent-style-name="Table_20_Contents">
      <style:text-properties officeooo:rsid="0020b0cc" officeooo:paragraph-rsid="0020b0cc"/>
    </style:style>
    <style:style style:name="P49" style:family="paragraph" style:parent-style-name="Table_20_Contents">
      <style:text-properties officeooo:rsid="0020b0cc" officeooo:paragraph-rsid="00217d7a"/>
    </style:style>
    <style:style style:name="P50" style:family="paragraph" style:parent-style-name="Table_20_Contents">
      <style:text-properties officeooo:rsid="0020b0cc" officeooo:paragraph-rsid="0028c750"/>
    </style:style>
    <style:style style:name="P51" style:family="paragraph" style:parent-style-name="Table_20_Contents">
      <style:paragraph-properties fo:text-align="start" style:justify-single-word="false"/>
      <style:text-properties officeooo:rsid="0020b0cc" officeooo:paragraph-rsid="0028c750"/>
    </style:style>
    <style:style style:name="P52" style:family="paragraph" style:parent-style-name="Table_20_Contents">
      <style:text-properties officeooo:rsid="00217d7a" officeooo:paragraph-rsid="00217d7a"/>
    </style:style>
    <style:style style:name="P53" style:family="paragraph" style:parent-style-name="Table_20_Contents" style:list-style-name="L6">
      <style:text-properties officeooo:rsid="00228377" officeooo:paragraph-rsid="00228377"/>
    </style:style>
    <style:style style:name="P54" style:family="paragraph" style:parent-style-name="Table_20_Contents">
      <style:text-properties officeooo:rsid="00228377" officeooo:paragraph-rsid="00253c38"/>
    </style:style>
    <style:style style:name="P55" style:family="paragraph" style:parent-style-name="Table_20_Contents" style:list-style-name="L6">
      <style:text-properties officeooo:rsid="00244f9a" officeooo:paragraph-rsid="00244f9a"/>
    </style:style>
    <style:style style:name="P56" style:family="paragraph" style:parent-style-name="Table_20_Contents">
      <style:text-properties officeooo:rsid="00244f9a" officeooo:paragraph-rsid="00244f9a"/>
    </style:style>
    <style:style style:name="P57" style:family="paragraph" style:parent-style-name="Table_20_Contents">
      <style:text-properties officeooo:rsid="00244f9a" officeooo:paragraph-rsid="0028c750"/>
    </style:style>
    <style:style style:name="P58" style:family="paragraph" style:parent-style-name="Table_20_Contents" style:list-style-name="L15">
      <style:text-properties officeooo:paragraph-rsid="00256876"/>
    </style:style>
    <style:style style:name="P59" style:family="paragraph" style:parent-style-name="Table_20_Contents" style:list-style-name="L15">
      <style:text-properties officeooo:paragraph-rsid="00274b6f"/>
    </style:style>
    <style:style style:name="P60" style:family="paragraph" style:parent-style-name="Table_20_Contents" style:list-style-name="L16">
      <style:paragraph-properties fo:text-align="start" style:justify-single-word="false"/>
      <style:text-properties officeooo:paragraph-rsid="00256876"/>
    </style:style>
    <style:style style:name="P61" style:family="paragraph" style:parent-style-name="Table_20_Contents" style:list-style-name="L16">
      <style:paragraph-properties fo:text-align="start" style:justify-single-word="false"/>
      <style:text-properties officeooo:paragraph-rsid="00274b6f"/>
    </style:style>
    <style:style style:name="P62" style:family="paragraph" style:parent-style-name="Table_20_Contents" style:list-style-name="L15">
      <style:text-properties officeooo:rsid="0027fb2d" officeooo:paragraph-rsid="0027fb2d"/>
    </style:style>
    <style:style style:name="P63" style:family="paragraph" style:parent-style-name="Table_20_Contents">
      <style:text-properties officeooo:rsid="0027fb2d" officeooo:paragraph-rsid="0027fb2d"/>
    </style:style>
    <style:style style:name="P64" style:family="paragraph" style:parent-style-name="Table_20_Contents">
      <style:text-properties officeooo:rsid="0028c750" officeooo:paragraph-rsid="0028c750"/>
    </style:style>
    <style:style style:name="P65" style:family="paragraph" style:parent-style-name="Table_20_Contents" style:list-style-name="L17">
      <style:paragraph-properties fo:text-align="start" style:justify-single-word="false"/>
      <style:text-properties officeooo:rsid="0028c750" officeooo:paragraph-rsid="0028c750"/>
    </style:style>
    <style:style style:name="P66" style:family="paragraph" style:parent-style-name="Table_20_Contents" style:list-style-name="L15">
      <style:text-properties officeooo:rsid="0028c750" officeooo:paragraph-rsid="0028c750"/>
    </style:style>
    <style:style style:name="P67" style:family="paragraph" style:parent-style-name="Table_20_Contents" style:list-style-name="L17">
      <style:paragraph-properties fo:text-align="start" style:justify-single-word="false"/>
      <style:text-properties officeooo:rsid="002945ed" officeooo:paragraph-rsid="002945ed"/>
    </style:style>
    <style:style style:name="P68" style:family="paragraph" style:parent-style-name="Table_20_Contents">
      <style:paragraph-properties fo:text-align="start" style:justify-single-word="false"/>
      <style:text-properties officeooo:rsid="002adcb4" officeooo:paragraph-rsid="002adcb4"/>
    </style:style>
    <style:style style:name="P69" style:family="paragraph" style:parent-style-name="Table_20_Contents">
      <style:paragraph-properties fo:text-align="start" style:justify-single-word="false"/>
      <style:text-properties officeooo:rsid="002c6980" officeooo:paragraph-rsid="002c6980"/>
    </style:style>
    <style:style style:name="P70" style:family="paragraph" style:parent-style-name="Table_20_Contents">
      <style:text-properties officeooo:paragraph-rsid="002f6aff"/>
    </style:style>
    <style:style style:name="P71" style:family="paragraph" style:parent-style-name="Table_20_Contents">
      <style:text-properties officeooo:rsid="002f6aff" officeooo:paragraph-rsid="002f6aff"/>
    </style:style>
    <style:style style:name="T1" style:family="text">
      <style:text-properties officeooo:rsid="000d2cc6"/>
    </style:style>
    <style:style style:name="T2" style:family="text">
      <style:text-properties officeooo:rsid="0012db06"/>
    </style:style>
    <style:style style:name="T3" style:family="text">
      <style:text-properties officeooo:rsid="00133055"/>
    </style:style>
    <style:style style:name="T4" style:family="text">
      <style:text-properties officeooo:rsid="0017868e"/>
    </style:style>
    <style:style style:name="T5" style:family="text">
      <style:text-properties officeooo:rsid="00189335"/>
    </style:style>
    <style:style style:name="T6" style:family="text">
      <style:text-properties officeooo:rsid="00195ed3"/>
    </style:style>
    <style:style style:name="T7" style:family="text">
      <style:text-properties officeooo:rsid="001dc53e"/>
    </style:style>
    <style:style style:name="T8" style:family="text">
      <style:text-properties officeooo:rsid="001e141f"/>
    </style:style>
    <style:style style:name="T9" style:family="text">
      <style:text-properties officeooo:rsid="0020160b"/>
    </style:style>
    <style:style style:name="T10" style:family="text">
      <style:text-properties officeooo:rsid="0020b0cc"/>
    </style:style>
    <style:style style:name="T11" style:family="text">
      <style:text-properties officeooo:rsid="00217d7a"/>
    </style:style>
    <style:style style:name="T12" style:family="text">
      <style:text-properties officeooo:rsid="00228377"/>
    </style:style>
    <style:style style:name="T13" style:family="text">
      <style:text-properties officeooo:rsid="00256876"/>
    </style:style>
    <style:style style:name="T14" style:family="text">
      <style:text-properties officeooo:rsid="002b188a"/>
    </style:style>
    <style:style style:name="T15" style:family="text">
      <style:text-properties officeooo:rsid="002c6980"/>
    </style:style>
    <style:style style:name="T16" style:family="text">
      <style:text-properties officeooo:rsid="00302e9f"/>
    </style:style>
    <style:style style:name="T17" style:family="text">
      <style:text-properties officeooo:rsid="00321f9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APPLICATION LAUNCH AND WELCOME SCREEN</text:p>
      <text:p text:style-name="P1"/>
      <text:p text:style-name="P1">Level: 2</text:p>
      <text:p text:style-name="P4">Version: 0.<text:span text:style-name="T16">2 (initial build complete)</text:span></text:p>
      <text:p text:style-name="P4"/>
      <text:p text:style-name="P1">INTRODUCTION</text:p>
      <text:p text:style-name="P1"/>
      <text:p text:style-name="P1">This document defines the function and purpose of the Welcome Screen (WS). It also covers application launch behaviour, including command line options.</text:p>
      <text:p text:style-name="P1"/>
      <text:p text:style-name="P1">WHEN IS <text:span text:style-name="T17">THE WS</text:span> VISIBLE?</text:p>
      <text:p text:style-name="P1">The WS is visible whenever Vizop is running and no Control Frame is open in the current instance of Vizop. This is true for the master user and satellite users.</text:p>
      <text:p text:style-name="P1"/>
      <text:p text:style-name="P1">APPLICATION LAUNCH</text:p>
      <text:p text:style-name="P1">On application launch, Vizop carries out the following actions in this order:</text:p>
      <text:p text:style-name="P1"/>
      <text:list xml:id="list3554159639" text:style-name="L1">
        <text:list-item>
          <text:p text:style-name="P2">Read global preference data (see “Persistence” spec)</text:p>
        </text:list-item>
        <text:list-item>
          <text:p text:style-name="P2">Check license status (see “Licensing” spec)</text:p>
        </text:list-item>
        <text:list-item>
          <text:p text:style-name="P2">Read user preference data (see “persistence” spec)</text:p>
        </text:list-item>
        <text:list-item>
          <text:p text:style-name="P2">Parse command line options <text:span text:style-name="T15">(see below)</text:span></text:p>
        </text:list-item>
        <text:list-item>
          <text:p text:style-name="P2">Decide, based on command line options, whether to attempt to open one or more existing projects.</text:p>
        </text:list-item>
        <text:list-item>
          <text:p text:style-name="P2">If projects are to be opened, attempt to open them. Generate data on whether project opening was successful, and pass the data to whichever UI is opened.</text:p>
        </text:list-item>
        <text:list-item>
          <text:p text:style-name="P2">Decide which monitor is the primary monitor (see spec “Persistence” for details).</text:p>
        </text:list-item>
        <text:list-item>
          <text:p text:style-name="P2">If any (1 or more) project is successfully opened, launch the Control Frame on the primary monitor and hand control to it. Otherwise, launch the Welcome Screen on the primary monitor and hand control to it. The CF or WS will inform the user about project opening status.</text:p>
        </text:list-item>
      </text:list>
      <text:p text:style-name="P1"/>
      <text:p text:style-name="P5">APPLICATION EXIT</text:p>
      <text:p text:style-name="P8">When Vizop needs to exit, the <text:span text:style-name="T1">following ApplicationExit algorithm is executed. </text:span>It is assumed that any open project files are already closed, including connections to any satellite users on these projects.</text:p>
      <text:list xml:id="list1630121455" text:style-name="L3">
        <text:list-item>
          <text:p text:style-name="P7">Write user preference data</text:p>
        </text:list-item>
        <text:list-item>
          <text:p text:style-name="P7">Write global preference data</text:p>
        </text:list-item>
        <text:list-item>
          <text:p text:style-name="P7">If the Control Frame is visible: close it, along with any child frames. If the Welcome Screen is visible: close it.</text:p>
        </text:list-item>
        <text:list-item>
          <text:p text:style-name="P7">Exit the application.</text:p>
        </text:list-item>
      </text:list>
      <text:p text:style-name="P5"/>
      <text:p text:style-name="P19">COMMAND LINE OPTIONS</text:p>
      <text:p text:style-name="P19">When Vizop is launched, Vizop will read the command line used to launch it (e.g. /var/applications/vizop.py -a -b -c myproject.vizopproject) and try to interpret the commands given after vizop.py.</text:p>
      <text:p text:style-name="P19">The following command line options are implemented:</text:p>
      <text:p text:style-name="P19"/>
      <table:table table:name="Table1" table:style-name="Table1">
        <table:table-column table:style-name="Table1.A"/>
        <table:table-column table:style-name="Table1.B"/>
        <table:table-column table:style-name="Table1.C"/>
        <table:table-row>
          <table:table-cell table:style-name="Table1.A1" office:value-type="string">
            <text:p text:style-name="P25">Command</text:p>
          </table:table-cell>
          <table:table-cell table:style-name="Table1.A1" office:value-type="string">
            <text:p text:style-name="P25">Meaning</text:p>
          </table:table-cell>
          <table:table-cell table:style-name="Table1.A1" office:value-type="string">
            <text:p text:style-name="P21"/>
          </table:table-cell>
        </table:table-row>
        <table:table-row>
          <table:table-cell table:style-name="Table1.A3" office:value-type="string">
            <text:p text:style-name="P71">(Currently no commands beginning with – are <text:soft-page-break/>implemented)</text:p>
          </table:table-cell>
          <table:table-cell table:style-name="Table1.B3" office:value-type="string">
            <text:p text:style-name="P28"/>
          </table:table-cell>
          <table:table-cell table:style-name="Table1.C3" office:value-type="string">
            <text:p text:style-name="P70"/>
          </table:table-cell>
        </table:table-row>
        <table:table-row>
          <table:table-cell table:style-name="Table1.A3" office:value-type="string">
            <text:p text:style-name="P71">All args after the last command beginning with – (apart from any args specific to that last command)</text:p>
          </table:table-cell>
          <table:table-cell table:style-name="Table1.B3" office:value-type="string">
            <text:p text:style-name="P71">Treated as Vizop project pathnames to be opened, with save on the fly activated.</text:p>
          </table:table-cell>
          <table:table-cell table:style-name="Table1.C3" office:value-type="string">
            <text:p text:style-name="P70"/>
          </table:table-cell>
        </table:table-row>
      </table:table>
      <text:p text:style-name="P19"/>
      <text:p text:style-name="P5">WELCOME SCREEN LAYOUT</text:p>
      <text:p text:style-name="P5"/>
      <text:p text:style-name="P5">The WS frame is a fixed size frame containing the following elements:</text:p>
      <text:list xml:id="list3969501384" text:style-name="L2">
        <text:list-item>
          <text:p text:style-name="P6">Vizop logo</text:p>
        </text:list-item>
        <text:list-item>
          <text:p text:style-name="P6">Status message</text:p>
        </text:list-item>
        <text:list-item>
          <text:p text:style-name="P16">License key text box (it can be assumed the license key is no more than 10 characters in length, letters A~Z and digits 0~9 only)</text:p>
        </text:list-item>
        <text:list-item>
          <text:p text:style-name="P6">Action buttons</text:p>
        </text:list-item>
      </text:list>
      <text:p text:style-name="P5">The frame provides a standard “X” button. Clicking it will trigger the application exit procedure (see above in this document).</text:p>
      <text:p text:style-name="P5"/>
      <text:p text:style-name="P5">The WS frame should be positioned on the primary monitor in the position read from the global persistent data. If no position is stored, it should be positioned in the centre of the primary monitor.</text:p>
      <text:p text:style-name="P5"/>
      <text:p text:style-name="P5">The WS elements should use fonts and colour schemes defined by the user preferences.</text:p>
      <text:p text:style-name="P5"/>
      <text:p text:style-name="P17">When launched, the LicenseKey text box is pre-populated with the stored license key, if any.</text:p>
      <text:p text:style-name="P5"/>
      <text:p text:style-name="P9">WELCOME SCREEN STATUS MESSAGES</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P22">Message</text:p>
          </table:table-cell>
          <table:table-cell table:style-name="Table3.A1" office:value-type="string">
            <text:p text:style-name="P22">When used</text:p>
          </table:table-cell>
          <table:table-cell table:style-name="Table3.A1" office:value-type="string">
            <text:p text:style-name="P20"/>
          </table:table-cell>
        </table:table-row>
        <table:table-row>
          <table:table-cell table:style-name="Table3.A6" office:value-type="string">
            <text:p text:style-name="P27">Next-generation visual PHA starts here</text:p>
          </table:table-cell>
          <table:table-cell table:style-name="Table3.B6" office:value-type="string">
            <text:p text:style-name="P27">Default, when no other message is required</text:p>
          </table:table-cell>
          <table:table-cell table:style-name="Table3.C6" office:value-type="string">
            <text:p text:style-name="P26"/>
          </table:table-cell>
        </table:table-row>
        <table:table-row>
          <table:table-cell table:style-name="Table3.A6" office:value-type="string">
            <text:p text:style-name="P27">&lt;License status&gt; (see “Licensing” spec for details)</text:p>
          </table:table-cell>
          <table:table-cell table:style-name="Table3.B6" office:value-type="string">
            <text:p text:style-name="P27">When the license status is checked</text:p>
          </table:table-cell>
          <table:table-cell table:style-name="Table3.C6" office:value-type="string">
            <text:p text:style-name="P26"/>
          </table:table-cell>
        </table:table-row>
        <table:table-row>
          <table:table-cell table:style-name="Table3.A6" office:value-type="string">
            <text:p text:style-name="P29">&lt;Action button specific message&gt; (see “Action buttons” spec, in this document)</text:p>
          </table:table-cell>
          <table:table-cell table:style-name="Table3.B6" office:value-type="string">
            <text:p text:style-name="P29">When an action button is activated</text:p>
          </table:table-cell>
          <table:table-cell table:style-name="Table3.C6" office:value-type="string">
            <text:p text:style-name="P26"/>
          </table:table-cell>
        </table:table-row>
        <table:table-row>
          <table:table-cell table:style-name="Table3.A6" office:value-type="string">
            <text:p text:style-name="P29">Vizop is shutting down.</text:p>
          </table:table-cell>
          <table:table-cell table:style-name="Table3.B6" office:value-type="string">
            <text:p text:style-name="P29">When the application is closing</text:p>
          </table:table-cell>
          <table:table-cell table:style-name="Table3.C6" office:value-type="string">
            <text:p text:style-name="P26"/>
          </table:table-cell>
        </table:table-row>
        <table:table-row>
          <table:table-cell table:style-name="Table3.A6" office:value-type="string">
            <text:p text:style-name="P29">&lt;Problem messages relating to opening projects&gt;</text:p>
          </table:table-cell>
          <table:table-cell table:style-name="Table3.B6" office:value-type="string">
            <text:p text:style-name="P29">When a project file was requested to open, but could not</text:p>
          </table:table-cell>
          <table:table-cell table:style-name="Table3.C6" office:value-type="string">
            <text:p text:style-name="P26"/>
          </table:table-cell>
        </table:table-row>
      </table:table>
      <text:p text:style-name="P3"/>
      <text:p text:style-name="P9">The message is updated when:</text:p>
      <text:list xml:id="list4196139112" text:style-name="L4">
        <text:list-item>
          <text:p text:style-name="P10">The WS is created</text:p>
        </text:list-item>
        <text:list-item>
          <text:p text:style-name="P10">The license status is checked</text:p>
        </text:list-item>
        <text:list-item>
          <text:p text:style-name="P10">The user <text:span text:style-name="T2">activates</text:span> any action button <text:span text:style-name="T2">(click or keyboard shortcut)</text:span></text:p>
        </text:list-item>
        <text:list-item>
          <text:p text:style-name="P10">The user clicks on the “X” button to close the application</text:p>
        </text:list-item>
        <text:list-item>
          <text:p text:style-name="P11">A project file could not be opened successfully</text:p>
        </text:list-item>
      </text:list>
      <text:p text:style-name="P12"/>
      <text:p text:style-name="P13">WELCOME SCREEN ACTION BUTTONS</text:p>
      <text:p text:style-name="P13"/>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3"><text:span text:style-name="T3">Button</text:span> name</text:p>
          </table:table-cell>
          <table:table-cell table:style-name="Table4.A1" office:value-type="string">
            <text:p text:style-name="P24">Label displayed</text:p>
          </table:table-cell>
          <table:table-cell table:style-name="Table4.A1" office:value-type="string">
            <text:p text:style-name="P24">ToolTip</text:p>
          </table:table-cell>
          <table:table-cell table:style-name="Table4.A1" office:value-type="string">
            <text:p text:style-name="P23">Default <text:span text:style-name="T3">keyboard </text:span><text:soft-page-break/><text:span text:style-name="T3">shortcut</text:span></text:p>
          </table:table-cell>
        </table:table-row>
        <table:table-row>
          <table:table-cell table:style-name="Table4.A9" office:value-type="string">
            <text:p text:style-name="P30">LicenseKey <text:span text:style-name="T4">(text box)</text:span></text:p>
          </table:table-cell>
          <table:table-cell table:style-name="Table4.B2" office:value-type="string">
            <text:p text:style-name="P31">Enter license key:</text:p>
          </table:table-cell>
          <table:table-cell table:style-name="Table4.C2" office:value-type="string">
            <text:p text:style-name="P31"><text:span text:style-name="T7">Contact info@xsericon.com for a license key</text:span>. Otherwise, you can continue in unlicensed mode.</text:p>
          </table:table-cell>
          <table:table-cell table:style-name="Table4.D2" office:value-type="string">
            <text:p text:style-name="P31">L</text:p>
          </table:table-cell>
        </table:table-row>
        <table:table-row>
          <table:table-cell table:style-name="Table4.A9" office:value-type="string">
            <text:p text:style-name="P33">LicenseKeyGo</text:p>
          </table:table-cell>
          <table:table-cell table:style-name="Table4.B3" office:value-type="string">
            <text:p text:style-name="P33">Go</text:p>
          </table:table-cell>
          <table:table-cell table:style-name="Table4.C3" office:value-type="string">
            <text:p text:style-name="P33">Activate license</text:p>
          </table:table-cell>
          <table:table-cell table:style-name="Table4.D3" office:value-type="string">
            <text:p text:style-name="P33">Enter</text:p>
          </table:table-cell>
        </table:table-row>
        <table:table-row>
          <table:table-cell table:style-name="Table4.A9" office:value-type="string">
            <text:p text:style-name="P30">OpenRecentProject</text:p>
          </table:table-cell>
          <table:table-cell table:style-name="Table4.B9" office:value-type="string">
            <text:p text:style-name="P31">Open recent project</text:p>
          </table:table-cell>
          <table:table-cell table:style-name="Table4.C9" office:value-type="string">
            <text:p text:style-name="P31">Open a project you recently worked on</text:p>
          </table:table-cell>
          <table:table-cell table:style-name="Table4.D9" office:value-type="string">
            <text:p text:style-name="P31">R</text:p>
          </table:table-cell>
        </table:table-row>
        <table:table-row>
          <table:table-cell table:style-name="Table4.A9" office:value-type="string">
            <text:p text:style-name="P30">OpenProject</text:p>
          </table:table-cell>
          <table:table-cell table:style-name="Table4.B9" office:value-type="string">
            <text:p text:style-name="P31">Open project</text:p>
          </table:table-cell>
          <table:table-cell table:style-name="Table4.C9" office:value-type="string">
            <text:p text:style-name="P31">Open any Vizop project</text:p>
          </table:table-cell>
          <table:table-cell table:style-name="Table4.D9" office:value-type="string">
            <text:p text:style-name="P31">O</text:p>
          </table:table-cell>
        </table:table-row>
        <table:table-row>
          <table:table-cell table:style-name="Table4.A9" office:value-type="string">
            <text:p text:style-name="P30">NewProject</text:p>
          </table:table-cell>
          <table:table-cell table:style-name="Table4.B9" office:value-type="string">
            <text:p text:style-name="P31">Start new project</text:p>
          </table:table-cell>
          <table:table-cell table:style-name="Table4.C9" office:value-type="string">
            <text:p text:style-name="P31">Use a template to start a new Vizop project</text:p>
          </table:table-cell>
          <table:table-cell table:style-name="Table4.D9" office:value-type="string">
            <text:p text:style-name="P31">N</text:p>
          </table:table-cell>
        </table:table-row>
        <table:table-row>
          <table:table-cell table:style-name="Table4.A9" office:value-type="string">
            <text:p text:style-name="P31">Collaborate</text:p>
          </table:table-cell>
          <table:table-cell table:style-name="Table4.B9" office:value-type="string">
            <text:p text:style-name="P31">Connect to project team</text:p>
          </table:table-cell>
          <table:table-cell table:style-name="Table4.C9" office:value-type="string">
            <text:p text:style-name="P31">Allows you to view data from a live project on another computer on your network</text:p>
          </table:table-cell>
          <table:table-cell table:style-name="Table4.D9" office:value-type="string">
            <text:p text:style-name="P31">C</text:p>
          </table:table-cell>
        </table:table-row>
        <table:table-row>
          <table:table-cell table:style-name="Table4.A9" office:value-type="string">
            <text:p text:style-name="P30">About</text:p>
          </table:table-cell>
          <table:table-cell table:style-name="Table4.B9" office:value-type="string">
            <text:p text:style-name="P31">About Vizop</text:p>
          </table:table-cell>
          <table:table-cell table:style-name="Table4.C9" office:value-type="string">
            <text:p text:style-name="P31">View information about your copy of Vizop</text:p>
          </table:table-cell>
          <table:table-cell table:style-name="Table4.D9" office:value-type="string">
            <text:p text:style-name="P31">A</text:p>
          </table:table-cell>
        </table:table-row>
        <table:table-row>
          <table:table-cell table:style-name="Table4.A9" office:value-type="string">
            <text:p text:style-name="P30">Exit</text:p>
          </table:table-cell>
          <table:table-cell table:style-name="Table4.B9" office:value-type="string">
            <text:p text:style-name="P31">Exit</text:p>
          </table:table-cell>
          <table:table-cell table:style-name="Table4.C9" office:value-type="string">
            <text:p text:style-name="P31">Close Vizop</text:p>
          </table:table-cell>
          <table:table-cell table:style-name="Table4.D9" office:value-type="string">
            <text:p text:style-name="P31">Q</text:p>
          </table:table-cell>
        </table:table-row>
      </table:table>
      <text:p text:style-name="P14"/>
      <text:p text:style-name="P18">ACTIONS REQUIRED ON ACTIVATION OF WIDGETS</text:p>
      <text:p text:style-name="P15"/>
      <text:p text:style-name="P15">LicenseKey <text:span text:style-name="T5">text box</text:span></text:p>
      <text:p text:style-name="P18">No action required.</text:p>
      <text:p text:style-name="P18">All keyboard shortcuts except Enter are suppressed when this text box has focus. They should be re-enabled when the text box loses focus.</text:p>
      <text:p text:style-name="P18"/>
      <text:p text:style-name="P33">LicenseKeyGo button</text:p>
      <text:p text:style-name="P33">If LicenseKey text box contains a <text:span text:style-name="T6">string that, when stripped of all whitespaces, yields a </text:span>valid license key (as defined in Licensing spec)<text:span text:style-name="T6">, </text:span>clicking this button activates the following:</text:p>
      <text:list xml:id="list12162682" text:style-name="L5">
        <text:list-item>
          <text:p text:style-name="P35">Refresh the text box with license key just entered by the user. (Stripped means: all whitespaces removed)</text:p>
        </text:list-item>
        <text:list-item>
          <text:p text:style-name="P34">Check license by sending a request to license server. (See Licensing spec for details)</text:p>
        </text:list-item>
        <text:list-item>
          <text:p text:style-name="P34">Set LicenseStatus internal data item to appropriate value. (See Licensing spec [temporarily Persistence spec]<text:span text:style-name="T7">)</text:span></text:p>
        </text:list-item>
        <text:list-item>
          <text:p text:style-name="P34">If license key is valid, set LicenseKey internal data item to the valid license key.</text:p>
        </text:list-item>
        <text:list-item>
          <text:p text:style-name="P34">Update WS status message.</text:p>
        </text:list-item>
      </text:list>
      <text:p text:style-name="P33"/>
      <text:p text:style-name="P36">OpenRecentProject button</text:p>
      <text:p text:style-name="P36">Opens the “Open Recent Project” frame and passes control to it.</text:p>
      <text:p text:style-name="P43">This button is disabled if no recent projects are in the recent projects list.</text:p>
      <text:p text:style-name="P36"/>
      <text:p text:style-name="P36">OpenProject button</text:p>
      <text:p text:style-name="P36">Welcome Screen <text:span text:style-name="T10">aspect</text:span> changes as follows:</text:p>
      <text:list xml:id="list3085041477" text:style-name="L6">
        <text:list-item>
          <text:p text:style-name="P37">All existing buttons disappear, except Exit button. LicenseKey text box disappears.</text:p>
        </text:list-item>
        <text:list-item>
          <text:p text:style-name="P37">A message “Open project &gt; “ appears.</text:p>
        </text:list-item>
        <text:list-item>
          <text:p text:style-name="P37">Buttons appear <text:span text:style-name="T10">to the right of this message</text:span>:</text:p>
          <text:list>
            <text:list-item>
              <text:p text:style-name="P37">OpenReadOnly: Label = “Open read-only”, shortcut = 1</text:p>
            </text:list-item>
            <text:list-item>
              <text:p text:style-name="P37">OpenNoSaveOnFly: Label = “Open without saving changes”, shortcut = 2</text:p>
            </text:list-item>
            <text:list-item>
              <text:p text:style-name="P37">OpenSaveOnFly: Label = “Open and save changes on the fly”, shortcut = 3</text:p>
            </text:list-item>
            <text:list-item>
              <text:p text:style-name="P37"><text:soft-page-break/>OpenCancel: Label = “Cancel”, shortcut = Es<text:span text:style-name="T8">c</text:span></text:p>
            </text:list-item>
          </text:list>
        </text:list-item>
      </text:list>
      <text:p text:style-name="P36"/>
      <text:p text:style-name="P45">OpenReadOnly, <text:span text:style-name="T7">OpenNoSaveOnFly and OpenSaveOnFly</text:span> button<text:span text:style-name="T10">s</text:span></text:p>
      <text:p text:style-name="P43">Opens a standard “open file” dialogue with settings:</text:p>
      <text:list xml:id="list2526131585" text:style-name="L7">
        <text:list-item>
          <text:p text:style-name="P44">Title = “Open a Vizop project read-only” / “<text:span text:style-name="T10">Open a Vizop Project without saving changes” / “Open a Vizop project and save changes on the fly”</text:span></text:p>
        </text:list-item>
        <text:list-item>
          <text:p text:style-name="P44">Default folder = the ProjectSaveFolder stored in user preferences. If none, the ProjectOpenFolder stored in user preferences. If none, the user's home folder.</text:p>
        </text:list-item>
        <text:list-item>
          <text:p text:style-name="P44">Default filter = Vizop project files</text:p>
        </text:list-item>
        <text:list-item>
          <text:p text:style-name="P44">Multi-select is enabled</text:p>
        </text:list-item>
      </text:list>
      <text:p text:style-name="P46">When the dialogue exits with “Open” <text:span text:style-name="T10">status</text:span>, control is passed to <text:span text:style-name="T14">HandleOpenProjectFileRequestMultiple</text:span> (see <text:span text:style-name="T9">Project File Handling</text:span> spec). <text:span text:style-name="T10">When that procedure is completed, the dialogue is destroyed, and then:</text:span></text:p>
      <text:list xml:id="list1910763368" text:style-name="L8">
        <text:list-item>
          <text:p text:style-name="P47">If one or more project files were opened successfully, the WS exits and the CF is created.</text:p>
        </text:list-item>
        <text:list-item>
          <text:p text:style-name="P47">Otherwise, update the WS status message and restore the normal WS aspect (meaning: the normal lineup of widgets).</text:p>
        </text:list-item>
      </text:list>
      <text:p text:style-name="P48">If the dialogue exits with “Cancel” status, the dialogue is destroyed, control returns to the WS and the normal WS aspect is restored.</text:p>
      <text:p text:style-name="P48"/>
      <text:p text:style-name="P40">OpenCancel <text:span text:style-name="T10">button</text:span></text:p>
      <text:p text:style-name="P48">The normal WS aspect is restored.</text:p>
      <text:p text:style-name="P48"/>
      <text:p text:style-name="P48">NewProject button</text:p>
      <text:p text:style-name="P40">Welcome Screen <text:span text:style-name="T10">aspect</text:span> changes as follows:</text:p>
      <text:list xml:id="list95714844717380" text:continue-list="list3085041477" text:style-name="L6">
        <text:list-item>
          <text:p text:style-name="P38">All existing buttons disappear, except Exit button. LicenseKey text box disappears.</text:p>
        </text:list-item>
        <text:list-item>
          <text:p text:style-name="P38">A message “<text:span text:style-name="T10">Create</text:span> project &gt; “ appears.</text:p>
        </text:list-item>
        <text:list-item>
          <text:p text:style-name="P38">Buttons appear <text:span text:style-name="T10">to the right of this message</text:span>:</text:p>
          <text:list>
            <text:list-item>
              <text:p text:style-name="P38"><text:span text:style-name="T10">Create</text:span>ReadOnly: Label = “<text:span text:style-name="T10">Create</text:span> read-only”, shortcut = 1</text:p>
            </text:list-item>
            <text:list-item>
              <text:p text:style-name="P38"><text:span text:style-name="T10">Create</text:span>NoSaveOnFly: Label = “<text:span text:style-name="T10">Create</text:span> without saving changes”, shortcut = 2</text:p>
            </text:list-item>
            <text:list-item>
              <text:p text:style-name="P38"><text:span text:style-name="T10">Create</text:span>SaveOnFly: Label = “<text:span text:style-name="T10">Create</text:span> and save changes on the fly”, shortcut = 3</text:p>
            </text:list-item>
            <text:list-item>
              <text:p text:style-name="P38"><text:span text:style-name="T10">Create</text:span>Cancel: Label = “Cancel”, shortcut = Es<text:span text:style-name="T8">c</text:span></text:p>
            </text:list-item>
          </text:list>
        </text:list-item>
      </text:list>
      <text:p text:style-name="P40"/>
      <text:p text:style-name="P41"><text:span text:style-name="T10">Create</text:span>ReadOnly, <text:span text:style-name="T10">Create</text:span>NoSaveOnFly <text:span text:style-name="T11">and Create</text:span>SaveOnFly <text:span text:style-name="T11">buttons</text:span></text:p>
      <text:p text:style-name="P40">Opens the “<text:span text:style-name="T10">Create New</text:span> Project” frame and passes control to it. <text:span text:style-name="T10">(This may be similar to the “Open Recent Project” frame – it may be possible to reuse the same code.)</text:span></text:p>
      <text:p text:style-name="P45">This button is disabled if no <text:span text:style-name="T10">project templates are in the templates folder, or the folder can't be accessed</text:span>. <text:span text:style-name="T10">[For future version, consider providing a fallback, so that clicking this button will create a blank project.]</text:span></text:p>
      <text:p text:style-name="P45"/>
      <text:p text:style-name="P52">CreateCancel button</text:p>
      <text:p text:style-name="P49">The normal WS aspect is restored.</text:p>
      <text:p text:style-name="P49"/>
      <text:p text:style-name="P32">Collaborate <text:span text:style-name="T12">button</text:span></text:p>
      <text:p text:style-name="P42">Welcome Screen <text:span text:style-name="T10">aspect</text:span> changes as follows:</text:p>
      <text:list xml:id="list95715303378500" text:continue-numbering="true" text:style-name="L6">
        <text:list-item>
          <text:p text:style-name="P39">All existing buttons disappear, except Exit button. LicenseKey text box disappears.</text:p>
        </text:list-item>
        <text:list-item>
          <text:p text:style-name="P39">A message “<text:span text:style-name="T12">Collaborate</text:span> &gt; “ appears.</text:p>
        </text:list-item>
        <text:list-item>
          <text:p text:style-name="P39"><text:span text:style-name="T12">Widgets</text:span> appear <text:span text:style-name="T10">to the right of this message</text:span>:</text:p>
          <text:list>
            <text:list-item>
              <text:p text:style-name="P53">Static text “Enter collaboration code provided by project leader:”</text:p>
            </text:list-item>
            <text:list-item>
              <text:p text:style-name="P53">CollaborationCodeText: Text box, prefilled with last collaboration code entered in this WS session (if any). When this text box has focus, pressing Enter activates the same procedure as CollaborationGo button.</text:p>
            </text:list-item>
            <text:list-item>
              <text:p text:style-name="P53"><text:soft-page-break/>CollaborationGo button: Label = “Go”, ToolTip = “Connect to project via LAN”, shortcut = Enter</text:p>
            </text:list-item>
            <text:list-item>
              <text:p text:style-name="P55">CollaborationCancel<text:span text:style-name="T13">NotStartedB</text:span>utton: Label = “Cancel”, shortcut = Esc</text:p>
            </text:list-item>
          </text:list>
        </text:list-item>
      </text:list>
      <text:p text:style-name="P56"/>
      <text:p text:style-name="P54">CollaborationGo button</text:p>
      <text:p text:style-name="P64"/>
      <text:list xml:id="list909741499" text:style-name="L15">
        <text:list-item>
          <text:p text:style-name="P66">Read the collaboration code from CollaborationCodeText. Strip it of whitespace and check if it is in a valid format (defined in Collaboration – Implementation spec). If not, ignore all following steps.</text:p>
        </text:list-item>
        <text:list-item>
          <text:p text:style-name="P58"><text:span text:style-name="T7">Welcome Screen aspect changes as follows:</text:span></text:p>
        </text:list-item>
      </text:list>
      <text:list xml:id="list1042542256" text:style-name="L16">
        <text:list-item>
          <text:list>
            <text:list-item>
              <text:p text:style-name="P60"><text:span text:style-name="T13">Static message “Connecting to project...”</text:span></text:p>
            </text:list-item>
            <text:list-item>
              <text:p text:style-name="P61"><text:span text:style-name="T13">CollaborationCancelStartedButton: Label = “Cancel”, shortcut = Esc</text:span></text:p>
            </text:list-item>
          </text:list>
        </text:list-item>
      </text:list>
      <text:list xml:id="list95715072068335" text:continue-list="list909741499" text:style-name="L15">
        <text:list-item>
          <text:p text:style-name="P66">Store the collaboration code entered by the user, stripped of whitespace.</text:p>
        </text:list-item>
        <text:list-item>
          <text:p text:style-name="P59"><text:span text:style-name="T13">Starts the “HandleConnectToCollaborationRequest” algorithm. See “Collaboration – implementation” spec.</text:span></text:p>
        </text:list-item>
        <text:list-item>
          <text:p text:style-name="P62">If <text:span text:style-name="T13">HandleConnectToCollaborationRequest</text:span> exits with status = “Connected”: destroy WS, create CF and open the project in it.</text:p>
        </text:list-item>
        <text:list-item>
          <text:p text:style-name="P62">Otherwise, revert to normal WS aspect and update status message.</text:p>
        </text:list-item>
      </text:list>
      <text:p text:style-name="P63"/>
      <text:p text:style-name="P57">CollaborationCancel<text:span text:style-name="T13">NotStartedB</text:span>utton</text:p>
      <text:p text:style-name="P50">The normal WS aspect is restored.</text:p>
      <text:p text:style-name="P50"/>
      <text:p text:style-name="P51"><text:span text:style-name="T13">CollaborationCancelStartedButton</text:span></text:p>
      <text:list xml:id="list224106763" text:style-name="L17">
        <text:list-item>
          <text:p text:style-name="P65">Restore the normal WS aspect.</text:p>
        </text:list-item>
        <text:list-item>
          <text:p text:style-name="P67">Send a message to <text:span text:style-name="T13">HandleConnectToCollaborationRequest </text:span>to cancel.</text:p>
        </text:list-item>
      </text:list>
      <text:p text:style-name="P68"/>
      <text:p text:style-name="P68">AboutButton</text:p>
      <text:p text:style-name="P68">Open a standard “About” modal dialogue box. (As the same dialogue box can also be opened from CF, put the code in a shared module.)</text:p>
      <text:p text:style-name="P68"/>
      <text:p text:style-name="P68">ExitButton</text:p>
      <text:p text:style-name="P69">Run the ApplicationExit algorithm, described above in this document.</text:p>
      <text:p text:style-name="P68"/>
      <text:p text:style-name="P6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7T10:14:02.460421354</meta:creation-date>
    <meta:generator>LibreOffice/5.4.2.2$MacOSX_X86_64 LibreOffice_project/22b09f6418e8c2d508a9eaf86b2399209b0990f4</meta:generator>
    <dc:date>2018-10-29T09:57:13.927109978</dc:date>
    <meta:editing-duration>P1DT3H5M58S</meta:editing-duration>
    <meta:editing-cycles>31</meta:editing-cycles>
    <meta:document-statistic meta:table-count="3" meta:image-count="0" meta:object-count="0" meta:page-count="5" meta:paragraph-count="174" meta:word-count="1569" meta:character-count="9741" meta:non-whitespace-character-count="8404"/>
  </office:meta>
</office:document-meta>
</file>